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3-01T00:00:00" table:style-name="ce5">
            <text:p>2020/3/1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25330" table:style-name="ce6">
            <text:p>25,330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20397" table:style-name="ce6">
            <text:p>20,39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9524" table:style-name="ce6">
            <text:p>89,524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9680" table:style-name="ce6">
            <text:p>19,680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23264" table:style-name="ce6">
            <text:p>23,264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2257" table:style-name="ce6">
            <text:p>2,257<text:s/></text:p>
          </table:table-cell>
          <table:table-cell table:number-columns-repeated="16264"/>
        </table:table-row>
        <table:table-row table:style-name="ro2">
          <table:table-cell office:value-type="date" office:date-value="2020-03-02T00:00:00" table:style-name="ce5">
            <text:p>2020/3/2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33818" table:style-name="ce6">
            <text:p>33,818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34468" table:style-name="ce6">
            <text:p>34,468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100351" table:style-name="ce6">
            <text:p>100,351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24708" table:style-name="ce6">
            <text:p>24,708<text:s/></text:p>
          </table:table-cell>
          <table:table-cell office:value-type="float" office:value="34636" table:style-name="ce6">
            <text:p>34,636<text:s/></text:p>
          </table:table-cell>
          <table:table-cell office:value-type="float" office:value="37205" table:style-name="ce6">
            <text:p>37,205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46434" table:style-name="ce6">
            <text:p>46,434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53460" table:style-name="ce6">
            <text:p>53,460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6677" table:style-name="ce6">
            <text:p>16,677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37024" table:style-name="ce6">
            <text:p>37,024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21218" table:style-name="ce6">
            <text:p>21,218<text:s/></text:p>
          </table:table-cell>
          <table:table-cell office:value-type="float" office:value="14702" table:style-name="ce6">
            <text:p>14,70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20866" table:style-name="ce6">
            <text:p>20,866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3012" table:style-name="ce6">
            <text:p>3,012<text:s/></text:p>
          </table:table-cell>
          <table:table-cell table:number-columns-repeated="16264"/>
        </table:table-row>
        <table:table-row table:style-name="ro2">
          <table:table-cell office:value-type="date" office:date-value="2020-03-03T00:00:00" table:style-name="ce5">
            <text:p>2020/3/3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40639" table:style-name="ce6">
            <text:p>40,639<text:s/></text:p>
          </table:table-cell>
          <table:table-cell office:value-type="float" office:value="35111" table:style-name="ce6">
            <text:p>35,111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7529" table:style-name="ce6">
            <text:p>27,529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34765" table:style-name="ce6">
            <text:p>34,765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98476" table:style-name="ce6">
            <text:p>98,476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34437" table:style-name="ce6">
            <text:p>34,437<text:s/></text:p>
          </table:table-cell>
          <table:table-cell office:value-type="float" office:value="37972" table:style-name="ce6">
            <text:p>37,972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47025" table:style-name="ce6">
            <text:p>47,025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29779" table:style-name="ce6">
            <text:p>29,779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53308" table:style-name="ce6">
            <text:p>53,308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38029" table:style-name="ce6">
            <text:p>38,029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16137" table:style-name="ce6">
            <text:p>16,137<text:s/></text:p>
          </table:table-cell>
          <table:table-cell office:value-type="float" office:value="27673" table:style-name="ce6">
            <text:p>27,673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979" table:style-name="ce6">
            <text:p>2,979<text:s/></text:p>
          </table:table-cell>
          <table:table-cell table:number-columns-repeated="16264"/>
        </table:table-row>
        <table:table-row table:style-name="ro2">
          <table:table-cell office:value-type="date" office:date-value="2020-03-04T00:00:00" table:style-name="ce5">
            <text:p>2020/3/4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40382" table:style-name="ce6">
            <text:p>40,382<text:s/></text:p>
          </table:table-cell>
          <table:table-cell office:value-type="float" office:value="36566" table:style-name="ce6">
            <text:p>36,566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32691" table:style-name="ce6">
            <text:p>32,691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35214" table:style-name="ce6">
            <text:p>35,214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100546" table:style-name="ce6">
            <text:p>100,546<text:s/></text:p>
          </table:table-cell>
          <table:table-cell office:value-type="float" office:value="33957" table:style-name="ce6">
            <text:p>33,957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22846" table:style-name="ce6">
            <text:p>22,846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35375" table:style-name="ce6">
            <text:p>35,375<text:s/></text:p>
          </table:table-cell>
          <table:table-cell office:value-type="float" office:value="38151" table:style-name="ce6">
            <text:p>38,151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48244" table:style-name="ce6">
            <text:p>48,244<text:s/></text:p>
          </table:table-cell>
          <table:table-cell office:value-type="float" office:value="22682" table:style-name="ce6">
            <text:p>22,682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30730" table:style-name="ce6">
            <text:p>30,730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54325" table:style-name="ce6">
            <text:p>54,325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38875" table:style-name="ce6">
            <text:p>38,87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6370" table:style-name="ce6">
            <text:p>16,370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3021" table:style-name="ce6">
            <text:p>3,021<text:s/></text:p>
          </table:table-cell>
          <table:table-cell table:number-columns-repeated="16264"/>
        </table:table-row>
        <table:table-row table:style-name="ro2">
          <table:table-cell office:value-type="date" office:date-value="2020-03-05T00:00:00" table:style-name="ce5">
            <text:p>2020/3/5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42734" table:style-name="ce6">
            <text:p>42,734<text:s/></text:p>
          </table:table-cell>
          <table:table-cell office:value-type="float" office:value="37526" table:style-name="ce6">
            <text:p>37,526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22485" table:style-name="ce6">
            <text:p>22,485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5548" table:style-name="ce6">
            <text:p>25,548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35720" table:style-name="ce6">
            <text:p>35,720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03137" table:style-name="ce6">
            <text:p>103,137<text:s/></text:p>
          </table:table-cell>
          <table:table-cell office:value-type="float" office:value="34944" table:style-name="ce6">
            <text:p>34,944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38436" table:style-name="ce6">
            <text:p>38,436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48779" table:style-name="ce6">
            <text:p>48,779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55693" table:style-name="ce6">
            <text:p>55,693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15306" table:style-name="ce6">
            <text:p>15,306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9968" table:style-name="ce6">
            <text:p>39,968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22494" table:style-name="ce6">
            <text:p>22,494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101" table:style-name="ce6">
            <text:p>3,101<text:s/></text:p>
          </table:table-cell>
          <table:table-cell table:number-columns-repeated="16264"/>
        </table:table-row>
        <table:table-row table:style-name="ro2">
          <table:table-cell office:value-type="date" office:date-value="2020-03-06T00:00:00" table:style-name="ce5">
            <text:p>2020/3/6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43138" table:style-name="ce6">
            <text:p>43,138<text:s/></text:p>
          </table:table-cell>
          <table:table-cell office:value-type="float" office:value="42450" table:style-name="ce6">
            <text:p>42,450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27786" table:style-name="ce6">
            <text:p>27,786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33559" table:style-name="ce6">
            <text:p>33,559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36480" table:style-name="ce6">
            <text:p>36,480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132129" table:style-name="ce6">
            <text:p>132,129<text:s/></text:p>
          </table:table-cell>
          <table:table-cell office:value-type="float" office:value="39991" table:style-name="ce6">
            <text:p>39,991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26926" table:style-name="ce6">
            <text:p>26,926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26807" table:style-name="ce6">
            <text:p>26,807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29921" table:style-name="ce6">
            <text:p>29,921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30209" table:style-name="ce6">
            <text:p>30,209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3071" table:style-name="ce6">
            <text:p>23,071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39238" table:style-name="ce6">
            <text:p>39,238<text:s/></text:p>
          </table:table-cell>
          <table:table-cell office:value-type="float" office:value="39393" table:style-name="ce6">
            <text:p>39,393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24509" table:style-name="ce6">
            <text:p>24,509<text:s/></text:p>
          </table:table-cell>
          <table:table-cell office:value-type="float" office:value="57561" table:style-name="ce6">
            <text:p>57,561<text:s/></text:p>
          </table:table-cell>
          <table:table-cell office:value-type="float" office:value="22713" table:style-name="ce6">
            <text:p>22,713<text:s/></text:p>
          </table:table-cell>
          <table:table-cell office:value-type="float" office:value="31952" table:style-name="ce6">
            <text:p>31,952<text:s/></text:p>
          </table:table-cell>
          <table:table-cell office:value-type="float" office:value="35796" table:style-name="ce6">
            <text:p>35,796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62864" table:style-name="ce6">
            <text:p>62,86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39755" table:style-name="ce6">
            <text:p>39,755<text:s/></text:p>
          </table:table-cell>
          <table:table-cell office:value-type="float" office:value="24456" table:style-name="ce6">
            <text:p>24,456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29402" table:style-name="ce6">
            <text:p>29,402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3306" table:style-name="ce6">
            <text:p>3,306<text:s/></text:p>
          </table:table-cell>
          <table:table-cell table:number-columns-repeated="16264"/>
        </table:table-row>
        <table:table-row table:style-name="ro2">
          <table:table-cell office:value-type="date" office:date-value="2020-03-07T00:00:00" table:style-name="ce5">
            <text:p>2020/3/7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37683" table:style-name="ce6">
            <text:p>37,683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26496" table:style-name="ce6">
            <text:p>26,496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07108" table:style-name="ce6">
            <text:p>107,108<text:s/></text:p>
          </table:table-cell>
          <table:table-cell office:value-type="float" office:value="36796" table:style-name="ce6">
            <text:p>36,796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20811" table:style-name="ce6">
            <text:p>20,811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28548" table:style-name="ce6">
            <text:p>28,548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56211" table:style-name="ce6">
            <text:p>56,211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29644" table:style-name="ce6">
            <text:p>29,644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44238" table:style-name="ce6">
            <text:p>44,238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2347" table:style-name="ce6">
            <text:p>2,347<text:s/></text:p>
          </table:table-cell>
          <table:table-cell table:number-columns-repeated="16264"/>
        </table:table-row>
        <table:table-row table:style-name="ro2">
          <table:table-cell office:value-type="date" office:date-value="2020-03-08T00:00:00" table:style-name="ce5">
            <text:p>2020/3/8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92539" table:style-name="ce6">
            <text:p>92,539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45368" table:style-name="ce6">
            <text:p>45,36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20101" table:style-name="ce6">
            <text:p>20,101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36747" table:style-name="ce6">
            <text:p>36,747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43" table:style-name="ce6">
            <text:p>543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146" table:style-name="ce6">
            <text:p>2,146<text:s/></text:p>
          </table:table-cell>
          <table:table-cell table:number-columns-repeated="16264"/>
        </table:table-row>
        <table:table-row table:style-name="ro2">
          <table:table-cell office:value-type="date" office:date-value="2020-03-09T00:00:00" table:style-name="ce5">
            <text:p>2020/3/9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40011" table:style-name="ce6">
            <text:p>40,011<text:s/></text:p>
          </table:table-cell>
          <table:table-cell office:value-type="float" office:value="34727" table:style-name="ce6">
            <text:p>34,727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7161" table:style-name="ce6">
            <text:p>27,16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31084" table:style-name="ce6">
            <text:p>31,084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34484" table:style-name="ce6">
            <text:p>34,484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01829" table:style-name="ce6">
            <text:p>101,829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29678" table:style-name="ce6">
            <text:p>29,678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35169" table:style-name="ce6">
            <text:p>35,169<text:s/></text:p>
          </table:table-cell>
          <table:table-cell office:value-type="float" office:value="37405" table:style-name="ce6">
            <text:p>37,405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46935" table:style-name="ce6">
            <text:p>46,935<text:s/></text:p>
          </table:table-cell>
          <table:table-cell office:value-type="float" office:value="20264" table:style-name="ce6">
            <text:p>20,264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29429" table:style-name="ce6">
            <text:p>29,429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53594" table:style-name="ce6">
            <text:p>53,594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37040" table:style-name="ce6">
            <text:p>37,040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3104" table:style-name="ce6">
            <text:p>3,104<text:s/></text:p>
          </table:table-cell>
          <table:table-cell table:number-columns-repeated="16264"/>
        </table:table-row>
        <table:table-row table:style-name="ro2">
          <table:table-cell office:value-type="date" office:date-value="2020-03-10T00:00:00" table:style-name="ce5">
            <text:p>2020/3/10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43080" table:style-name="ce6">
            <text:p>43,080<text:s/></text:p>
          </table:table-cell>
          <table:table-cell office:value-type="float" office:value="36721" table:style-name="ce6">
            <text:p>36,721<text:s/></text:p>
          </table:table-cell>
          <table:table-cell office:value-type="float" office:value="25678" table:style-name="ce6">
            <text:p>25,678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27531" table:style-name="ce6">
            <text:p>27,531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32353" table:style-name="ce6">
            <text:p>32,353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35921" table:style-name="ce6">
            <text:p>35,921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101208" table:style-name="ce6">
            <text:p>101,208<text:s/></text:p>
          </table:table-cell>
          <table:table-cell office:value-type="float" office:value="33571" table:style-name="ce6">
            <text:p>33,571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28259" table:style-name="ce6">
            <text:p>28,259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36450" table:style-name="ce6">
            <text:p>36,450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48315" table:style-name="ce6">
            <text:p>48,315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31133" table:style-name="ce6">
            <text:p>31,133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55589" table:style-name="ce6">
            <text:p>55,589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39491" table:style-name="ce6">
            <text:p>39,491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28768" table:style-name="ce6">
            <text:p>28,768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3174" table:style-name="ce6">
            <text:p>3,174<text:s/></text:p>
          </table:table-cell>
          <table:table-cell table:number-columns-repeated="16264"/>
        </table:table-row>
        <table:table-row table:style-name="ro2">
          <table:table-cell office:value-type="date" office:date-value="2020-03-11T00:00:00" table:style-name="ce5">
            <text:p>2020/3/11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41768" table:style-name="ce6">
            <text:p>41,768<text:s/></text:p>
          </table:table-cell>
          <table:table-cell office:value-type="float" office:value="37611" table:style-name="ce6">
            <text:p>37,611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35665" table:style-name="ce6">
            <text:p>35,665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20059" table:style-name="ce6">
            <text:p>20,059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104328" table:style-name="ce6">
            <text:p>104,328<text:s/></text:p>
          </table:table-cell>
          <table:table-cell office:value-type="float" office:value="35360" table:style-name="ce6">
            <text:p>35,360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29250" table:style-name="ce6">
            <text:p>29,250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36405" table:style-name="ce6">
            <text:p>36,405<text:s/></text:p>
          </table:table-cell>
          <table:table-cell office:value-type="float" office:value="38835" table:style-name="ce6">
            <text:p>38,835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50694" table:style-name="ce6">
            <text:p>50,694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29894" table:style-name="ce6">
            <text:p>29,894<text:s/></text:p>
          </table:table-cell>
          <table:table-cell office:value-type="float" office:value="31657" table:style-name="ce6">
            <text:p>31,657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55744" table:style-name="ce6">
            <text:p>55,744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7169" table:style-name="ce6">
            <text:p>17,169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39488" table:style-name="ce6">
            <text:p>39,488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127" table:style-name="ce6">
            <text:p>3,127<text:s/></text:p>
          </table:table-cell>
          <table:table-cell table:number-columns-repeated="16264"/>
        </table:table-row>
        <table:table-row table:style-name="ro2">
          <table:table-cell office:value-type="date" office:date-value="2020-03-12T00:00:00" table:style-name="ce5">
            <text:p>2020/3/12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41672" table:style-name="ce6">
            <text:p>41,672<text:s/></text:p>
          </table:table-cell>
          <table:table-cell office:value-type="float" office:value="37773" table:style-name="ce6">
            <text:p>37,773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27832" table:style-name="ce6">
            <text:p>27,832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35544" table:style-name="ce6">
            <text:p>35,544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105100" table:style-name="ce6">
            <text:p>105,100<text:s/></text:p>
          </table:table-cell>
          <table:table-cell office:value-type="float" office:value="38584" table:style-name="ce6">
            <text:p>38,584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24475" table:style-name="ce6">
            <text:p>24,475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5685" table:style-name="ce6">
            <text:p>25,685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36401" table:style-name="ce6">
            <text:p>36,401<text:s/></text:p>
          </table:table-cell>
          <table:table-cell office:value-type="float" office:value="38531" table:style-name="ce6">
            <text:p>38,531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49087" table:style-name="ce6">
            <text:p>49,087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29570" table:style-name="ce6">
            <text:p>29,570<text:s/></text:p>
          </table:table-cell>
          <table:table-cell office:value-type="float" office:value="31787" table:style-name="ce6">
            <text:p>31,787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56336" table:style-name="ce6">
            <text:p>56,336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4658" table:style-name="ce6">
            <text:p>14,658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39362" table:style-name="ce6">
            <text:p>39,362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3859" table:style-name="ce6">
            <text:p>23,859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8704" table:style-name="ce6">
            <text:p>28,704<text:s/></text:p>
          </table:table-cell>
          <table:table-cell office:value-type="float" office:value="22121" table:style-name="ce6">
            <text:p>22,121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3041" table:style-name="ce6">
            <text:p>3,041<text:s/></text:p>
          </table:table-cell>
          <table:table-cell table:number-columns-repeated="16264"/>
        </table:table-row>
        <table:table-row table:style-name="ro2">
          <table:table-cell office:value-type="date" office:date-value="2020-03-13T00:00:00" table:style-name="ce5">
            <text:p>2020/3/13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44460" table:style-name="ce6">
            <text:p>44,460<text:s/></text:p>
          </table:table-cell>
          <table:table-cell office:value-type="float" office:value="43022" table:style-name="ce6">
            <text:p>43,022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28231" table:style-name="ce6">
            <text:p>28,231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33964" table:style-name="ce6">
            <text:p>33,964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26271" table:style-name="ce6">
            <text:p>26,271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38362" table:style-name="ce6">
            <text:p>138,362<text:s/></text:p>
          </table:table-cell>
          <table:table-cell office:value-type="float" office:value="44444" table:style-name="ce6">
            <text:p>44,444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41550" table:style-name="ce6">
            <text:p>41,550<text:s/></text:p>
          </table:table-cell>
          <table:table-cell office:value-type="float" office:value="39781" table:style-name="ce6">
            <text:p>39,781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57389" table:style-name="ce6">
            <text:p>57,389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37072" table:style-name="ce6">
            <text:p>37,072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65390" table:style-name="ce6">
            <text:p>65,390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0342" table:style-name="ce6">
            <text:p>20,342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41607" table:style-name="ce6">
            <text:p>41,607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5460" table:style-name="ce6">
            <text:p>25,460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502" table:style-name="ce6">
            <text:p>3,502<text:s/></text:p>
          </table:table-cell>
          <table:table-cell table:number-columns-repeated="16264"/>
        </table:table-row>
        <table:table-row table:style-name="ro2">
          <table:table-cell office:value-type="date" office:date-value="2020-03-14T00:00:00" table:style-name="ce5">
            <text:p>2020/3/14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38225" table:style-name="ce6">
            <text:p>38,225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6868" table:style-name="ce6">
            <text:p>16,86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08653" table:style-name="ce6">
            <text:p>108,653<text:s/></text:p>
          </table:table-cell>
          <table:table-cell office:value-type="float" office:value="41935" table:style-name="ce6">
            <text:p>41,935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16214" table:style-name="ce6">
            <text:p>16,214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58336" table:style-name="ce6">
            <text:p>58,33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31078" table:style-name="ce6">
            <text:p>31,078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46084" table:style-name="ce6">
            <text:p>46,084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2269" table:style-name="ce6">
            <text:p>2,269<text:s/></text:p>
          </table:table-cell>
          <table:table-cell table:number-columns-repeated="16264"/>
        </table:table-row>
        <table:table-row table:style-name="ro2">
          <table:table-cell office:value-type="date" office:date-value="2020-03-15T00:00:00" table:style-name="ce5">
            <text:p>2020/3/15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99567" table:style-name="ce6">
            <text:p>99,567<text:s/></text:p>
          </table:table-cell>
          <table:table-cell office:value-type="float" office:value="32971" table:style-name="ce6">
            <text:p>32,971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30652" table:style-name="ce6">
            <text:p>30,652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46445" table:style-name="ce6">
            <text:p>46,445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337" table:style-name="ce6">
            <text:p>2,337<text:s/></text:p>
          </table:table-cell>
          <table:table-cell table:number-columns-repeated="16264"/>
        </table:table-row>
        <table:table-row table:style-name="ro2">
          <table:table-cell office:value-type="date" office:date-value="2020-03-16T00:00:00" table:style-name="ce5">
            <text:p>2020/3/16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39545" table:style-name="ce6">
            <text:p>39,545<text:s/></text:p>
          </table:table-cell>
          <table:table-cell office:value-type="float" office:value="33685" table:style-name="ce6">
            <text:p>33,685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30485" table:style-name="ce6">
            <text:p>30,485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34321" table:style-name="ce6">
            <text:p>34,321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01012" table:style-name="ce6">
            <text:p>101,012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28773" table:style-name="ce6">
            <text:p>28,773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0147" table:style-name="ce6">
            <text:p>30,147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45469" table:style-name="ce6">
            <text:p>45,469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53174" table:style-name="ce6">
            <text:p>53,174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006" table:style-name="ce6">
            <text:p>3,006<text:s/></text:p>
          </table:table-cell>
          <table:table-cell table:number-columns-repeated="16264"/>
        </table:table-row>
        <table:table-row table:style-name="ro2">
          <table:table-cell office:value-type="date" office:date-value="2020-03-17T00:00:00" table:style-name="ce5">
            <text:p>2020/3/17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40197" table:style-name="ce6">
            <text:p>40,197<text:s/></text:p>
          </table:table-cell>
          <table:table-cell office:value-type="float" office:value="35019" table:style-name="ce6">
            <text:p>35,019<text:s/></text:p>
          </table:table-cell>
          <table:table-cell office:value-type="float" office:value="24825" table:style-name="ce6">
            <text:p>24,825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15324" table:style-name="ce6">
            <text:p>15,324<text:s/></text:p>
          </table:table-cell>
          <table:table-cell office:value-type="float" office:value="31396" table:style-name="ce6">
            <text:p>31,396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34533" table:style-name="ce6">
            <text:p>34,533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19621" table:style-name="ce6">
            <text:p>19,621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99873" table:style-name="ce6">
            <text:p>99,873<text:s/></text:p>
          </table:table-cell>
          <table:table-cell office:value-type="float" office:value="33399" table:style-name="ce6">
            <text:p>33,399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37727" table:style-name="ce6">
            <text:p>37,727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22835" table:style-name="ce6">
            <text:p>22,835<text:s/></text:p>
          </table:table-cell>
          <table:table-cell office:value-type="float" office:value="45975" table:style-name="ce6">
            <text:p>45,975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27937" table:style-name="ce6">
            <text:p>27,937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52988" table:style-name="ce6">
            <text:p>52,988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6509" table:style-name="ce6">
            <text:p>16,50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37269" table:style-name="ce6">
            <text:p>37,269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22875" table:style-name="ce6">
            <text:p>22,87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3049" table:style-name="ce6">
            <text:p>3,049<text:s/></text:p>
          </table:table-cell>
          <table:table-cell table:number-columns-repeated="16264"/>
        </table:table-row>
        <table:table-row table:style-name="ro2">
          <table:table-cell office:value-type="date" office:date-value="2020-03-18T00:00:00" table:style-name="ce5">
            <text:p>2020/3/18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40284" table:style-name="ce6">
            <text:p>40,284<text:s/></text:p>
          </table:table-cell>
          <table:table-cell office:value-type="float" office:value="35486" table:style-name="ce6">
            <text:p>35,486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23838" table:style-name="ce6">
            <text:p>23,838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34246" table:style-name="ce6">
            <text:p>34,246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99348" table:style-name="ce6">
            <text:p>99,348<text:s/></text:p>
          </table:table-cell>
          <table:table-cell office:value-type="float" office:value="33738" table:style-name="ce6">
            <text:p>33,738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21947" table:style-name="ce6">
            <text:p>21,947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25410" table:style-name="ce6">
            <text:p>25,410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37474" table:style-name="ce6">
            <text:p>37,474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22629" table:style-name="ce6">
            <text:p>22,629<text:s/></text:p>
          </table:table-cell>
          <table:table-cell office:value-type="float" office:value="45836" table:style-name="ce6">
            <text:p>45,836<text:s/></text:p>
          </table:table-cell>
          <table:table-cell office:value-type="float" office:value="22130" table:style-name="ce6">
            <text:p>22,130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53174" table:style-name="ce6">
            <text:p>53,174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7516" table:style-name="ce6">
            <text:p>37,516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3011" table:style-name="ce6">
            <text:p>3,011<text:s/></text:p>
          </table:table-cell>
          <table:table-cell table:number-columns-repeated="16264"/>
        </table:table-row>
        <table:table-row table:style-name="ro2">
          <table:table-cell office:value-type="date" office:date-value="2020-03-19T00:00:00" table:style-name="ce5">
            <text:p>2020/3/19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40033" table:style-name="ce6">
            <text:p>40,033<text:s/></text:p>
          </table:table-cell>
          <table:table-cell office:value-type="float" office:value="34921" table:style-name="ce6">
            <text:p>34,921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31464" table:style-name="ce6">
            <text:p>31,464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34114" table:style-name="ce6">
            <text:p>34,114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4425" table:style-name="ce6">
            <text:p>24,425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98805" table:style-name="ce6">
            <text:p>98,805<text:s/></text:p>
          </table:table-cell>
          <table:table-cell office:value-type="float" office:value="32519" table:style-name="ce6">
            <text:p>32,519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34743" table:style-name="ce6">
            <text:p>34,743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43071" table:style-name="ce6">
            <text:p>43,071<text:s/></text:p>
          </table:table-cell>
          <table:table-cell office:value-type="float" office:value="21952" table:style-name="ce6">
            <text:p>21,952<text:s/></text:p>
          </table:table-cell>
          <table:table-cell office:value-type="float" office:value="27506" table:style-name="ce6">
            <text:p>27,506<text:s/></text:p>
          </table:table-cell>
          <table:table-cell office:value-type="float" office:value="29068" table:style-name="ce6">
            <text:p>29,068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51971" table:style-name="ce6">
            <text:p>51,971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37113" table:style-name="ce6">
            <text:p>37,113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27391" table:style-name="ce6">
            <text:p>27,391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960" table:style-name="ce6">
            <text:p>2,960<text:s/></text:p>
          </table:table-cell>
          <table:table-cell table:number-columns-repeated="16264"/>
        </table:table-row>
        <table:table-row table:style-name="ro2">
          <table:table-cell office:value-type="date" office:date-value="2020-03-20T00:00:00" table:style-name="ce5">
            <text:p>2020/3/20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40651" table:style-name="ce6">
            <text:p>40,651<text:s/></text:p>
          </table:table-cell>
          <table:table-cell office:value-type="float" office:value="39246" table:style-name="ce6">
            <text:p>39,246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26048" table:style-name="ce6">
            <text:p>26,04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23306" table:style-name="ce6">
            <text:p>23,306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34527" table:style-name="ce6">
            <text:p>34,527<text:s/></text:p>
          </table:table-cell>
          <table:table-cell office:value-type="float" office:value="25296" table:style-name="ce6">
            <text:p>25,296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124539" table:style-name="ce6">
            <text:p>124,539<text:s/></text:p>
          </table:table-cell>
          <table:table-cell office:value-type="float" office:value="37159" table:style-name="ce6">
            <text:p>37,159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28081" table:style-name="ce6">
            <text:p>28,081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1882" table:style-name="ce6">
            <text:p>21,882<text:s/></text:p>
          </table:table-cell>
          <table:table-cell office:value-type="float" office:value="25753" table:style-name="ce6">
            <text:p>25,753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37486" table:style-name="ce6">
            <text:p>37,486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22773" table:style-name="ce6">
            <text:p>22,773<text:s/></text:p>
          </table:table-cell>
          <table:table-cell office:value-type="float" office:value="49771" table:style-name="ce6">
            <text:p>49,771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29468" table:style-name="ce6">
            <text:p>29,468<text:s/></text:p>
          </table:table-cell>
          <table:table-cell office:value-type="float" office:value="32771" table:style-name="ce6">
            <text:p>32,771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58477" table:style-name="ce6">
            <text:p>58,477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37550" table:style-name="ce6">
            <text:p>37,550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3196" table:style-name="ce6">
            <text:p>3,196<text:s/></text:p>
          </table:table-cell>
          <table:table-cell table:number-columns-repeated="16264"/>
        </table:table-row>
        <table:table-row table:style-name="ro2">
          <table:table-cell office:value-type="date" office:date-value="2020-03-21T00:00:00" table:style-name="ce5">
            <text:p>2020/3/21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32462" table:style-name="ce6">
            <text:p>32,462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90521" table:style-name="ce6">
            <text:p>90,521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43418" table:style-name="ce6">
            <text:p>43,418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37791" table:style-name="ce6">
            <text:p>37,79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6143" table:style-name="ce6">
            <text:p>16,143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509" table:style-name="ce6">
            <text:p>50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849" table:style-name="ce6">
            <text:p>1,849<text:s/></text:p>
          </table:table-cell>
          <table:table-cell table:number-columns-repeated="16264"/>
        </table:table-row>
        <table:table-row table:style-name="ro2">
          <table:table-cell office:value-type="date" office:date-value="2020-03-22T00:00:00" table:style-name="ce5">
            <text:p>2020/3/22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6193" table:style-name="ce6">
            <text:p>16,193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77506" table:style-name="ce6">
            <text:p>77,506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33829" table:style-name="ce6">
            <text:p>33,829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650" table:style-name="ce6">
            <text:p>1,650<text:s/></text:p>
          </table:table-cell>
          <table:table-cell table:number-columns-repeated="16264"/>
        </table:table-row>
        <table:table-row table:style-name="ro2">
          <table:table-cell office:value-type="date" office:date-value="2020-03-23T00:00:00" table:style-name="ce5">
            <text:p>2020/3/23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36847" table:style-name="ce6">
            <text:p>36,847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20102" table:style-name="ce6">
            <text:p>20,102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8276" table:style-name="ce6">
            <text:p>28,276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31789" table:style-name="ce6">
            <text:p>31,789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89869" table:style-name="ce6">
            <text:p>89,869<text:s/></text:p>
          </table:table-cell>
          <table:table-cell office:value-type="float" office:value="28406" table:style-name="ce6">
            <text:p>28,406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31966" table:style-name="ce6">
            <text:p>31,966<text:s/></text:p>
          </table:table-cell>
          <table:table-cell office:value-type="float" office:value="35175" table:style-name="ce6">
            <text:p>35,175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39714" table:style-name="ce6">
            <text:p>39,714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25662" table:style-name="ce6">
            <text:p>25,662<text:s/></text:p>
          </table:table-cell>
          <table:table-cell office:value-type="float" office:value="26160" table:style-name="ce6">
            <text:p>26,160<text:s/></text:p>
          </table:table-cell>
          <table:table-cell office:value-type="float" office:value="16803" table:style-name="ce6">
            <text:p>16,803<text:s/></text:p>
          </table:table-cell>
          <table:table-cell office:value-type="float" office:value="47969" table:style-name="ce6">
            <text:p>47,969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33718" table:style-name="ce6">
            <text:p>33,718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19401" table:style-name="ce6">
            <text:p>19,401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754" table:style-name="ce6">
            <text:p>2,754<text:s/></text:p>
          </table:table-cell>
          <table:table-cell table:number-columns-repeated="16264"/>
        </table:table-row>
        <table:table-row table:style-name="ro2">
          <table:table-cell office:value-type="date" office:date-value="2020-03-24T00:00:00" table:style-name="ce5">
            <text:p>2020/3/24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37143" table:style-name="ce6">
            <text:p>37,143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32576" table:style-name="ce6">
            <text:p>32,576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90043" table:style-name="ce6">
            <text:p>90,043<text:s/></text:p>
          </table:table-cell>
          <table:table-cell office:value-type="float" office:value="30103" table:style-name="ce6">
            <text:p>30,103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32224" table:style-name="ce6">
            <text:p>32,224<text:s/></text:p>
          </table:table-cell>
          <table:table-cell office:value-type="float" office:value="36064" table:style-name="ce6">
            <text:p>36,064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40841" table:style-name="ce6">
            <text:p>40,841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27186" table:style-name="ce6">
            <text:p>27,186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48069" table:style-name="ce6">
            <text:p>48,069<text:s/></text:p>
          </table:table-cell>
          <table:table-cell office:value-type="float" office:value="18752" table:style-name="ce6">
            <text:p>18,752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20691" table:style-name="ce6">
            <text:p>20,691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811" table:style-name="ce6">
            <text:p>2,811<text:s/></text:p>
          </table:table-cell>
          <table:table-cell table:number-columns-repeated="16264"/>
        </table:table-row>
        <table:table-row table:style-name="ro2">
          <table:table-cell office:value-type="date" office:date-value="2020-03-25T00:00:00" table:style-name="ce5">
            <text:p>2020/3/25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23348" table:style-name="ce6">
            <text:p>23,348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32561" table:style-name="ce6">
            <text:p>32,561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89757" table:style-name="ce6">
            <text:p>89,757<text:s/></text:p>
          </table:table-cell>
          <table:table-cell office:value-type="float" office:value="30685" table:style-name="ce6">
            <text:p>30,685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41499" table:style-name="ce6">
            <text:p>41,499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27805" table:style-name="ce6">
            <text:p>27,805<text:s/></text:p>
          </table:table-cell>
          <table:table-cell office:value-type="float" office:value="17868" table:style-name="ce6">
            <text:p>17,868<text:s/></text:p>
          </table:table-cell>
          <table:table-cell office:value-type="float" office:value="48411" table:style-name="ce6">
            <text:p>48,411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35192" table:style-name="ce6">
            <text:p>35,192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25974" table:style-name="ce6">
            <text:p>25,974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778" table:style-name="ce6">
            <text:p>2,778<text:s/></text:p>
          </table:table-cell>
          <table:table-cell table:number-columns-repeated="16264"/>
        </table:table-row>
        <table:table-row table:style-name="ro2">
          <table:table-cell office:value-type="date" office:date-value="2020-03-26T00:00:00" table:style-name="ce5">
            <text:p>2020/3/26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37574" table:style-name="ce6">
            <text:p>37,574<text:s/></text:p>
          </table:table-cell>
          <table:table-cell office:value-type="float" office:value="33880" table:style-name="ce6">
            <text:p>33,88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15182" table:style-name="ce6">
            <text:p>15,18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29097" table:style-name="ce6">
            <text:p>29,097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2522" table:style-name="ce6">
            <text:p>32,522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91835" table:style-name="ce6">
            <text:p>91,835<text:s/></text:p>
          </table:table-cell>
          <table:table-cell office:value-type="float" office:value="31994" table:style-name="ce6">
            <text:p>31,994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32378" table:style-name="ce6">
            <text:p>32,378<text:s/></text:p>
          </table:table-cell>
          <table:table-cell office:value-type="float" office:value="35486" table:style-name="ce6">
            <text:p>35,486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40976" table:style-name="ce6">
            <text:p>40,976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49824" table:style-name="ce6">
            <text:p>49,824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21366" table:style-name="ce6">
            <text:p>21,366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823" table:style-name="ce6">
            <text:p>2,823<text:s/></text:p>
          </table:table-cell>
          <table:table-cell table:number-columns-repeated="16264"/>
        </table:table-row>
        <table:table-row table:style-name="ro2">
          <table:table-cell office:value-type="date" office:date-value="2020-03-27T00:00:00" table:style-name="ce5">
            <text:p>2020/3/27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38736" table:style-name="ce6">
            <text:p>38,736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33529" table:style-name="ce6">
            <text:p>33,52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16706" table:style-name="ce6">
            <text:p>116,706<text:s/></text:p>
          </table:table-cell>
          <table:table-cell office:value-type="float" office:value="36033" table:style-name="ce6">
            <text:p>36,033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24458" table:style-name="ce6">
            <text:p>24,458<text:s/></text:p>
          </table:table-cell>
          <table:table-cell office:value-type="float" office:value="36581" table:style-name="ce6">
            <text:p>36,581<text:s/></text:p>
          </table:table-cell>
          <table:table-cell office:value-type="float" office:value="36342" table:style-name="ce6">
            <text:p>36,342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46207" table:style-name="ce6">
            <text:p>46,207<text:s/></text:p>
          </table:table-cell>
          <table:table-cell office:value-type="float" office:value="20625" table:style-name="ce6">
            <text:p>20,625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31299" table:style-name="ce6">
            <text:p>31,299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56265" table:style-name="ce6">
            <text:p>56,265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6344" table:style-name="ce6">
            <text:p>36,344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20184" table:style-name="ce6">
            <text:p>20,184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3062" table:style-name="ce6">
            <text:p>3,062<text:s/></text:p>
          </table:table-cell>
          <table:table-cell table:number-columns-repeated="16264"/>
        </table:table-row>
        <table:table-row table:style-name="ro2">
          <table:table-cell office:value-type="date" office:date-value="2020-03-28T00:00:00" table:style-name="ce5">
            <text:p>2020/3/28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31419" table:style-name="ce6">
            <text:p>31,419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9672" table:style-name="ce6">
            <text:p>19,67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83134" table:style-name="ce6">
            <text:p>83,134<text:s/></text:p>
          </table:table-cell>
          <table:table-cell office:value-type="float" office:value="30257" table:style-name="ce6">
            <text:p>30,257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39169" table:style-name="ce6">
            <text:p>39,169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36328" table:style-name="ce6">
            <text:p>36,328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570" table:style-name="ce6">
            <text:p>1,570<text:s/></text:p>
          </table:table-cell>
          <table:table-cell table:number-columns-repeated="16264"/>
        </table:table-row>
        <table:table-row table:style-name="ro2">
          <table:table-cell office:value-type="date" office:date-value="2020-03-29T00:00:00" table:style-name="ce5">
            <text:p>2020/3/29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72734" table:style-name="ce6">
            <text:p>72,734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33264" table:style-name="ce6">
            <text:p>33,26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0517" table:style-name="ce6">
            <text:p>30,517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1526" table:style-name="ce6">
            <text:p>1,526<text:s/></text:p>
          </table:table-cell>
          <table:table-cell table:number-columns-repeated="16264"/>
        </table:table-row>
        <table:table-row table:style-name="ro2">
          <table:table-cell office:value-type="date" office:date-value="2020-03-30T00:00:00" table:style-name="ce5">
            <text:p>2020/3/30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36234" table:style-name="ce6">
            <text:p>36,234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20183" table:style-name="ce6">
            <text:p>20,183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31909" table:style-name="ce6">
            <text:p>31,909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90873" table:style-name="ce6">
            <text:p>90,873<text:s/></text:p>
          </table:table-cell>
          <table:table-cell office:value-type="float" office:value="29543" table:style-name="ce6">
            <text:p>29,543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39121" table:style-name="ce6">
            <text:p>39,121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25942" table:style-name="ce6">
            <text:p>25,942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48344" table:style-name="ce6">
            <text:p>48,344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4303" table:style-name="ce6">
            <text:p>34,303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1292" table:style-name="ce6">
            <text:p>21,292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810" table:style-name="ce6">
            <text:p>2,810<text:s/></text:p>
          </table:table-cell>
          <table:table-cell table:number-columns-repeated="16264"/>
        </table:table-row>
        <table:table-row table:style-name="ro2">
          <table:table-cell office:value-type="date" office:date-value="2020-03-31T00:00:00" table:style-name="ce5">
            <text:p>2020/3/31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37592" table:style-name="ce6">
            <text:p>37,592<text:s/></text:p>
          </table:table-cell>
          <table:table-cell office:value-type="float" office:value="33409" table:style-name="ce6">
            <text:p>33,409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21499" table:style-name="ce6">
            <text:p>21,499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32404" table:style-name="ce6">
            <text:p>32,404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18379" table:style-name="ce6">
            <text:p>18,379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100643" table:style-name="ce6">
            <text:p>100,643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25991" table:style-name="ce6">
            <text:p>25,991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33491" table:style-name="ce6">
            <text:p>33,491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41352" table:style-name="ce6">
            <text:p>41,352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26458" table:style-name="ce6">
            <text:p>26,458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49636" table:style-name="ce6">
            <text:p>49,63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9672" table:style-name="ce6">
            <text:p>19,672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35166" table:style-name="ce6">
            <text:p>35,166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0016" table:style-name="ce6">
            <text:p>20,016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2759" table:style-name="ce6">
            <text:p>2,759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3-01T00:00:00" table:style-name="ce5">
            <text:p>2020/3/1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23292" table:style-name="ce6">
            <text:p>123,292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40956" table:style-name="ce6">
            <text:p>40,956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008" table:style-name="ce6">
            <text:p>18,008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35278" table:style-name="ce6">
            <text:p>35,278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209" table:style-name="ce6">
            <text:p>2,209<text:s/></text:p>
          </table:table-cell>
          <table:table-cell table:number-columns-repeated="16264"/>
        </table:table-row>
        <table:table-row table:style-name="ro2">
          <table:table-cell office:value-type="date" office:date-value="2020-03-02T00:00:00" table:style-name="ce5">
            <text:p>2020/3/2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7682" table:style-name="ce6">
            <text:p>37,682<text:s/></text:p>
          </table:table-cell>
          <table:table-cell office:value-type="float" office:value="33601" table:style-name="ce6">
            <text:p>33,601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30675" table:style-name="ce6">
            <text:p>30,675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111953" table:style-name="ce6">
            <text:p>111,953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4761" table:style-name="ce6">
            <text:p>24,761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29955" table:style-name="ce6">
            <text:p>29,955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31239" table:style-name="ce6">
            <text:p>31,239<text:s/></text:p>
          </table:table-cell>
          <table:table-cell office:value-type="float" office:value="37737" table:style-name="ce6">
            <text:p>37,737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47437" table:style-name="ce6">
            <text:p>47,437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52158" table:style-name="ce6">
            <text:p>52,158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6703" table:style-name="ce6">
            <text:p>16,703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36194" table:style-name="ce6">
            <text:p>36,194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010" table:style-name="ce6">
            <text:p>3,010<text:s/></text:p>
          </table:table-cell>
          <table:table-cell table:number-columns-repeated="16264"/>
        </table:table-row>
        <table:table-row table:style-name="ro2">
          <table:table-cell office:value-type="date" office:date-value="2020-03-03T00:00:00" table:style-name="ce5">
            <text:p>2020/3/3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38453" table:style-name="ce6">
            <text:p>38,453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17395" table:style-name="ce6">
            <text:p>17,395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25280" table:style-name="ce6">
            <text:p>25,280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31929" table:style-name="ce6">
            <text:p>31,929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33241" table:style-name="ce6">
            <text:p>33,241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00729" table:style-name="ce6">
            <text:p>100,729<text:s/></text:p>
          </table:table-cell>
          <table:table-cell office:value-type="float" office:value="32366" table:style-name="ce6">
            <text:p>32,36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21662" table:style-name="ce6">
            <text:p>21,662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0685" table:style-name="ce6">
            <text:p>30,685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30804" table:style-name="ce6">
            <text:p>30,804<text:s/></text:p>
          </table:table-cell>
          <table:table-cell office:value-type="float" office:value="38775" table:style-name="ce6">
            <text:p>38,775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48032" table:style-name="ce6">
            <text:p>48,032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28891" table:style-name="ce6">
            <text:p>28,891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51408" table:style-name="ce6">
            <text:p>51,408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6998" table:style-name="ce6">
            <text:p>36,998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062" table:style-name="ce6">
            <text:p>3,062<text:s/></text:p>
          </table:table-cell>
          <table:table-cell table:number-columns-repeated="16264"/>
        </table:table-row>
        <table:table-row table:style-name="ro2">
          <table:table-cell office:value-type="date" office:date-value="2020-03-04T00:00:00" table:style-name="ce5">
            <text:p>2020/3/4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39016" table:style-name="ce6">
            <text:p>39,016<text:s/></text:p>
          </table:table-cell>
          <table:table-cell office:value-type="float" office:value="36587" table:style-name="ce6">
            <text:p>36,587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33377" table:style-name="ce6">
            <text:p>33,377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102753" table:style-name="ce6">
            <text:p>102,753<text:s/></text:p>
          </table:table-cell>
          <table:table-cell office:value-type="float" office:value="33707" table:style-name="ce6">
            <text:p>33,707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31418" table:style-name="ce6">
            <text:p>31,418<text:s/></text:p>
          </table:table-cell>
          <table:table-cell office:value-type="float" office:value="38998" table:style-name="ce6">
            <text:p>38,998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3660" table:style-name="ce6">
            <text:p>23,660<text:s/></text:p>
          </table:table-cell>
          <table:table-cell office:value-type="float" office:value="49229" table:style-name="ce6">
            <text:p>49,229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29759" table:style-name="ce6">
            <text:p>29,759<text:s/></text:p>
          </table:table-cell>
          <table:table-cell office:value-type="float" office:value="29987" table:style-name="ce6">
            <text:p>29,987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53059" table:style-name="ce6">
            <text:p>53,059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38001" table:style-name="ce6">
            <text:p>38,001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23152" table:style-name="ce6">
            <text:p>23,152<text:s/></text:p>
          </table:table-cell>
          <table:table-cell office:value-type="float" office:value="22524" table:style-name="ce6">
            <text:p>22,52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025" table:style-name="ce6">
            <text:p>3,025<text:s/></text:p>
          </table:table-cell>
          <table:table-cell table:number-columns-repeated="16264"/>
        </table:table-row>
        <table:table-row table:style-name="ro2">
          <table:table-cell office:value-type="date" office:date-value="2020-03-05T00:00:00" table:style-name="ce5">
            <text:p>2020/3/5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39961" table:style-name="ce6">
            <text:p>39,961<text:s/></text:p>
          </table:table-cell>
          <table:table-cell office:value-type="float" office:value="37428" table:style-name="ce6">
            <text:p>37,428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33023" table:style-name="ce6">
            <text:p>33,023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34406" table:style-name="ce6">
            <text:p>34,406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21029" table:style-name="ce6">
            <text:p>21,029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104265" table:style-name="ce6">
            <text:p>104,265<text:s/></text:p>
          </table:table-cell>
          <table:table-cell office:value-type="float" office:value="34214" table:style-name="ce6">
            <text:p>34,214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7895" table:style-name="ce6">
            <text:p>27,89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32067" table:style-name="ce6">
            <text:p>32,067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24469" table:style-name="ce6">
            <text:p>24,469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49452" table:style-name="ce6">
            <text:p>49,452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30380" table:style-name="ce6">
            <text:p>30,380<text:s/></text:p>
          </table:table-cell>
          <table:table-cell office:value-type="float" office:value="30505" table:style-name="ce6">
            <text:p>30,505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54103" table:style-name="ce6">
            <text:p>54,103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38676" table:style-name="ce6">
            <text:p>38,676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27839" table:style-name="ce6">
            <text:p>27,839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3063" table:style-name="ce6">
            <text:p>3,063<text:s/></text:p>
          </table:table-cell>
          <table:table-cell table:number-columns-repeated="16264"/>
        </table:table-row>
        <table:table-row table:style-name="ro2">
          <table:table-cell office:value-type="date" office:date-value="2020-03-06T00:00:00" table:style-name="ce5">
            <text:p>2020/3/6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39904" table:style-name="ce6">
            <text:p>39,904<text:s/></text:p>
          </table:table-cell>
          <table:table-cell office:value-type="float" office:value="41595" table:style-name="ce6">
            <text:p>41,595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15462" table:style-name="ce6">
            <text:p>15,462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30450" table:style-name="ce6">
            <text:p>30,450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34175" table:style-name="ce6">
            <text:p>34,175<text:s/></text:p>
          </table:table-cell>
          <table:table-cell office:value-type="float" office:value="26573" table:style-name="ce6">
            <text:p>26,573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5079" table:style-name="ce6">
            <text:p>35,079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26311" table:style-name="ce6">
            <text:p>26,311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122530" table:style-name="ce6">
            <text:p>122,530<text:s/></text:p>
          </table:table-cell>
          <table:table-cell office:value-type="float" office:value="37991" table:style-name="ce6">
            <text:p>37,991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23163" table:style-name="ce6">
            <text:p>23,16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29989" table:style-name="ce6">
            <text:p>29,989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5521" table:style-name="ce6">
            <text:p>25,521<text:s/></text:p>
          </table:table-cell>
          <table:table-cell office:value-type="float" office:value="30679" table:style-name="ce6">
            <text:p>30,679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41154" table:style-name="ce6">
            <text:p>41,154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56522" table:style-name="ce6">
            <text:p>56,522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32353" table:style-name="ce6">
            <text:p>32,353<text:s/></text:p>
          </table:table-cell>
          <table:table-cell office:value-type="float" office:value="33612" table:style-name="ce6">
            <text:p>33,612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59342" table:style-name="ce6">
            <text:p>59,342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38081" table:style-name="ce6">
            <text:p>38,081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8140" table:style-name="ce6">
            <text:p>28,140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542" table:style-name="ce6">
            <text:p>3,542<text:s/></text:p>
          </table:table-cell>
          <table:table-cell table:number-columns-repeated="16264"/>
        </table:table-row>
        <table:table-row table:style-name="ro2">
          <table:table-cell office:value-type="date" office:date-value="2020-03-07T00:00:00" table:style-name="ce5">
            <text:p>2020/3/7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9406" table:style-name="ce6">
            <text:p>19,406<text:s/></text:p>
          </table:table-cell>
          <table:table-cell office:value-type="float" office:value="37124" table:style-name="ce6">
            <text:p>37,12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26533" table:style-name="ce6">
            <text:p>26,533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05041" table:style-name="ce6">
            <text:p>105,041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16876" table:style-name="ce6">
            <text:p>16,876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30722" table:style-name="ce6">
            <text:p>30,722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27329" table:style-name="ce6">
            <text:p>27,329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54552" table:style-name="ce6">
            <text:p>54,552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42870" table:style-name="ce6">
            <text:p>42,870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272" table:style-name="ce6">
            <text:p>2,272<text:s/></text:p>
          </table:table-cell>
          <table:table-cell table:number-columns-repeated="16264"/>
        </table:table-row>
        <table:table-row table:style-name="ro2">
          <table:table-cell office:value-type="date" office:date-value="2020-03-08T00:00:00" table:style-name="ce5">
            <text:p>2020/3/8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28032" table:style-name="ce6">
            <text:p>28,032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103510" table:style-name="ce6">
            <text:p>103,510<text:s/></text:p>
          </table:table-cell>
          <table:table-cell office:value-type="float" office:value="27835" table:style-name="ce6">
            <text:p>27,83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45709" table:style-name="ce6">
            <text:p>45,70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37623" table:style-name="ce6">
            <text:p>37,623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484" table:style-name="ce6">
            <text:p>484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1988" table:style-name="ce6">
            <text:p>1,988<text:s/></text:p>
          </table:table-cell>
          <table:table-cell table:number-columns-repeated="16264"/>
        </table:table-row>
        <table:table-row table:style-name="ro2">
          <table:table-cell office:value-type="date" office:date-value="2020-03-09T00:00:00" table:style-name="ce5">
            <text:p>2020/3/9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34364" table:style-name="ce6">
            <text:p>34,364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30968" table:style-name="ce6">
            <text:p>30,968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32798" table:style-name="ce6">
            <text:p>32,798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107353" table:style-name="ce6">
            <text:p>107,353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31790" table:style-name="ce6">
            <text:p>31,790<text:s/></text:p>
          </table:table-cell>
          <table:table-cell office:value-type="float" office:value="37824" table:style-name="ce6">
            <text:p>37,824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47886" table:style-name="ce6">
            <text:p>47,886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51843" table:style-name="ce6">
            <text:p>51,843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36147" table:style-name="ce6">
            <text:p>36,147<text:s/></text:p>
          </table:table-cell>
          <table:table-cell office:value-type="float" office:value="21349" table:style-name="ce6">
            <text:p>21,349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010" table:style-name="ce6">
            <text:p>3,010<text:s/></text:p>
          </table:table-cell>
          <table:table-cell table:number-columns-repeated="16264"/>
        </table:table-row>
        <table:table-row table:style-name="ro2">
          <table:table-cell office:value-type="date" office:date-value="2020-03-10T00:00:00" table:style-name="ce5">
            <text:p>2020/3/10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40399" table:style-name="ce6">
            <text:p>40,399<text:s/></text:p>
          </table:table-cell>
          <table:table-cell office:value-type="float" office:value="36404" table:style-name="ce6">
            <text:p>36,404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9181" table:style-name="ce6">
            <text:p>19,181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24200" table:style-name="ce6">
            <text:p>24,200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34447" table:style-name="ce6">
            <text:p>34,447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102903" table:style-name="ce6">
            <text:p>102,903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32870" table:style-name="ce6">
            <text:p>32,870<text:s/></text:p>
          </table:table-cell>
          <table:table-cell office:value-type="float" office:value="39150" table:style-name="ce6">
            <text:p>39,150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48830" table:style-name="ce6">
            <text:p>48,830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30277" table:style-name="ce6">
            <text:p>30,277<text:s/></text:p>
          </table:table-cell>
          <table:table-cell office:value-type="float" office:value="18336" table:style-name="ce6">
            <text:p>18,336<text:s/></text:p>
          </table:table-cell>
          <table:table-cell office:value-type="float" office:value="53811" table:style-name="ce6">
            <text:p>53,811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38337" table:style-name="ce6">
            <text:p>38,337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3149" table:style-name="ce6">
            <text:p>3,149<text:s/></text:p>
          </table:table-cell>
          <table:table-cell table:number-columns-repeated="16264"/>
        </table:table-row>
        <table:table-row table:style-name="ro2">
          <table:table-cell office:value-type="date" office:date-value="2020-03-11T00:00:00" table:style-name="ce5">
            <text:p>2020/3/11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39468" table:style-name="ce6">
            <text:p>39,468<text:s/></text:p>
          </table:table-cell>
          <table:table-cell office:value-type="float" office:value="37336" table:style-name="ce6">
            <text:p>37,336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29613" table:style-name="ce6">
            <text:p>29,613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33049" table:style-name="ce6">
            <text:p>33,049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34018" table:style-name="ce6">
            <text:p>34,018<text:s/></text:p>
          </table:table-cell>
          <table:table-cell office:value-type="float" office:value="25530" table:style-name="ce6">
            <text:p>25,530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05514" table:style-name="ce6">
            <text:p>105,514<text:s/></text:p>
          </table:table-cell>
          <table:table-cell office:value-type="float" office:value="34884" table:style-name="ce6">
            <text:p>34,884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26338" table:style-name="ce6">
            <text:p>26,338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28220" table:style-name="ce6">
            <text:p>28,220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31429" table:style-name="ce6">
            <text:p>31,429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29266" table:style-name="ce6">
            <text:p>29,266<text:s/></text:p>
          </table:table-cell>
          <table:table-cell office:value-type="float" office:value="32668" table:style-name="ce6">
            <text:p>32,668<text:s/></text:p>
          </table:table-cell>
          <table:table-cell office:value-type="float" office:value="39670" table:style-name="ce6">
            <text:p>39,67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5401" table:style-name="ce6">
            <text:p>25,401<text:s/></text:p>
          </table:table-cell>
          <table:table-cell office:value-type="float" office:value="51002" table:style-name="ce6">
            <text:p>51,002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30619" table:style-name="ce6">
            <text:p>30,619<text:s/></text:p>
          </table:table-cell>
          <table:table-cell office:value-type="float" office:value="30555" table:style-name="ce6">
            <text:p>30,555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54296" table:style-name="ce6">
            <text:p>54,296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8538" table:style-name="ce6">
            <text:p>38,538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137" table:style-name="ce6">
            <text:p>3,137<text:s/></text:p>
          </table:table-cell>
          <table:table-cell table:number-columns-repeated="16264"/>
        </table:table-row>
        <table:table-row table:style-name="ro2">
          <table:table-cell office:value-type="date" office:date-value="2020-03-12T00:00:00" table:style-name="ce5">
            <text:p>2020/3/12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39341" table:style-name="ce6">
            <text:p>39,341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9562" table:style-name="ce6">
            <text:p>29,562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34155" table:style-name="ce6">
            <text:p>34,155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05453" table:style-name="ce6">
            <text:p>105,453<text:s/></text:p>
          </table:table-cell>
          <table:table-cell office:value-type="float" office:value="37343" table:style-name="ce6">
            <text:p>37,343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27864" table:style-name="ce6">
            <text:p>27,864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0826" table:style-name="ce6">
            <text:p>30,826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28817" table:style-name="ce6">
            <text:p>28,817<text:s/></text:p>
          </table:table-cell>
          <table:table-cell office:value-type="float" office:value="32681" table:style-name="ce6">
            <text:p>32,681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49765" table:style-name="ce6">
            <text:p>49,765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30088" table:style-name="ce6">
            <text:p>30,088<text:s/></text:p>
          </table:table-cell>
          <table:table-cell office:value-type="float" office:value="30646" table:style-name="ce6">
            <text:p>30,64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54037" table:style-name="ce6">
            <text:p>54,037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5519" table:style-name="ce6">
            <text:p>15,519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38003" table:style-name="ce6">
            <text:p>38,003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23089" table:style-name="ce6">
            <text:p>23,089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3049" table:style-name="ce6">
            <text:p>3,049<text:s/></text:p>
          </table:table-cell>
          <table:table-cell table:number-columns-repeated="16264"/>
        </table:table-row>
        <table:table-row table:style-name="ro2">
          <table:table-cell office:value-type="date" office:date-value="2020-03-13T00:00:00" table:style-name="ce5">
            <text:p>2020/3/13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41339" table:style-name="ce6">
            <text:p>41,339<text:s/></text:p>
          </table:table-cell>
          <table:table-cell office:value-type="float" office:value="42794" table:style-name="ce6">
            <text:p>42,794<text:s/></text:p>
          </table:table-cell>
          <table:table-cell office:value-type="float" office:value="26966" table:style-name="ce6">
            <text:p>26,966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36211" table:style-name="ce6">
            <text:p>36,211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21164" table:style-name="ce6">
            <text:p>21,164<text:s/></text:p>
          </table:table-cell>
          <table:table-cell office:value-type="float" office:value="126614" table:style-name="ce6">
            <text:p>126,614<text:s/></text:p>
          </table:table-cell>
          <table:table-cell office:value-type="float" office:value="42683" table:style-name="ce6">
            <text:p>42,683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8428" table:style-name="ce6">
            <text:p>28,428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30937" table:style-name="ce6">
            <text:p>30,937<text:s/></text:p>
          </table:table-cell>
          <table:table-cell office:value-type="float" office:value="37097" table:style-name="ce6">
            <text:p>37,097<text:s/></text:p>
          </table:table-cell>
          <table:table-cell office:value-type="float" office:value="41074" table:style-name="ce6">
            <text:p>41,074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56519" table:style-name="ce6">
            <text:p>56,519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32908" table:style-name="ce6">
            <text:p>32,908<text:s/></text:p>
          </table:table-cell>
          <table:table-cell office:value-type="float" office:value="34958" table:style-name="ce6">
            <text:p>34,958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62215" table:style-name="ce6">
            <text:p>62,215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39425" table:style-name="ce6">
            <text:p>39,425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24280" table:style-name="ce6">
            <text:p>24,280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28688" table:style-name="ce6">
            <text:p>28,688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3591" table:style-name="ce6">
            <text:p>3,591<text:s/></text:p>
          </table:table-cell>
          <table:table-cell table:number-columns-repeated="16264"/>
        </table:table-row>
        <table:table-row table:style-name="ro2">
          <table:table-cell office:value-type="date" office:date-value="2020-03-14T00:00:00" table:style-name="ce5">
            <text:p>2020/3/14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38336" table:style-name="ce6">
            <text:p>38,336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06943" table:style-name="ce6">
            <text:p>106,943<text:s/></text:p>
          </table:table-cell>
          <table:table-cell office:value-type="float" office:value="39055" table:style-name="ce6">
            <text:p>39,055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9044" table:style-name="ce6">
            <text:p>19,044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27186" table:style-name="ce6">
            <text:p>27,186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56149" table:style-name="ce6">
            <text:p>56,14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8311" table:style-name="ce6">
            <text:p>28,311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44638" table:style-name="ce6">
            <text:p>44,638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2218" table:style-name="ce6">
            <text:p>2,218<text:s/></text:p>
          </table:table-cell>
          <table:table-cell table:number-columns-repeated="16264"/>
        </table:table-row>
        <table:table-row table:style-name="ro2">
          <table:table-cell office:value-type="date" office:date-value="2020-03-15T00:00:00" table:style-name="ce5">
            <text:p>2020/3/15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9396" table:style-name="ce6">
            <text:p>29,396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2497" table:style-name="ce6">
            <text:p>22,497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112582" table:style-name="ce6">
            <text:p>112,582<text:s/></text:p>
          </table:table-cell>
          <table:table-cell office:value-type="float" office:value="31714" table:style-name="ce6">
            <text:p>31,714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18399" table:style-name="ce6">
            <text:p>18,399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22253" table:style-name="ce6">
            <text:p>22,253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39113" table:style-name="ce6">
            <text:p>39,113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085" table:style-name="ce6">
            <text:p>2,085<text:s/></text:p>
          </table:table-cell>
          <table:table-cell table:number-columns-repeated="16264"/>
        </table:table-row>
        <table:table-row table:style-name="ro2">
          <table:table-cell office:value-type="date" office:date-value="2020-03-16T00:00:00" table:style-name="ce5">
            <text:p>2020/3/16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37260" table:style-name="ce6">
            <text:p>37,260<text:s/></text:p>
          </table:table-cell>
          <table:table-cell office:value-type="float" office:value="33756" table:style-name="ce6">
            <text:p>33,756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28389" table:style-name="ce6">
            <text:p>28,389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108040" table:style-name="ce6">
            <text:p>108,040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31266" table:style-name="ce6">
            <text:p>31,266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37837" table:style-name="ce6">
            <text:p>37,837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46316" table:style-name="ce6">
            <text:p>46,316<text:s/></text:p>
          </table:table-cell>
          <table:table-cell office:value-type="float" office:value="19548" table:style-name="ce6">
            <text:p>19,548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51675" table:style-name="ce6">
            <text:p>51,675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35888" table:style-name="ce6">
            <text:p>35,888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22290" table:style-name="ce6">
            <text:p>22,290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2958" table:style-name="ce6">
            <text:p>2,958<text:s/></text:p>
          </table:table-cell>
          <table:table-cell table:number-columns-repeated="16264"/>
        </table:table-row>
        <table:table-row table:style-name="ro2">
          <table:table-cell office:value-type="date" office:date-value="2020-03-17T00:00:00" table:style-name="ce5">
            <text:p>2020/3/17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37959" table:style-name="ce6">
            <text:p>37,959<text:s/></text:p>
          </table:table-cell>
          <table:table-cell office:value-type="float" office:value="35000" table:style-name="ce6">
            <text:p>35,00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31807" table:style-name="ce6">
            <text:p>31,807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32958" table:style-name="ce6">
            <text:p>32,958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101527" table:style-name="ce6">
            <text:p>101,527<text:s/></text:p>
          </table:table-cell>
          <table:table-cell office:value-type="float" office:value="32953" table:style-name="ce6">
            <text:p>32,953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21798" table:style-name="ce6">
            <text:p>21,798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31142" table:style-name="ce6">
            <text:p>31,14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38468" table:style-name="ce6">
            <text:p>38,468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46762" table:style-name="ce6">
            <text:p>46,762<text:s/></text:p>
          </table:table-cell>
          <table:table-cell office:value-type="float" office:value="21115" table:style-name="ce6">
            <text:p>21,115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28628" table:style-name="ce6">
            <text:p>28,628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51252" table:style-name="ce6">
            <text:p>51,252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36328" table:style-name="ce6">
            <text:p>36,328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086" table:style-name="ce6">
            <text:p>3,086<text:s/></text:p>
          </table:table-cell>
          <table:table-cell table:number-columns-repeated="16264"/>
        </table:table-row>
        <table:table-row table:style-name="ro2">
          <table:table-cell office:value-type="date" office:date-value="2020-03-18T00:00:00" table:style-name="ce5">
            <text:p>2020/3/18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37962" table:style-name="ce6">
            <text:p>37,962<text:s/></text:p>
          </table:table-cell>
          <table:table-cell office:value-type="float" office:value="35452" table:style-name="ce6">
            <text:p>35,452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18056" table:style-name="ce6">
            <text:p>18,056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24562" table:style-name="ce6">
            <text:p>24,562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31694" table:style-name="ce6">
            <text:p>31,694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00087" table:style-name="ce6">
            <text:p>100,087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29569" table:style-name="ce6">
            <text:p>29,569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31154" table:style-name="ce6">
            <text:p>31,154<text:s/></text:p>
          </table:table-cell>
          <table:table-cell office:value-type="float" office:value="38550" table:style-name="ce6">
            <text:p>38,550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46783" table:style-name="ce6">
            <text:p>46,783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28844" table:style-name="ce6">
            <text:p>28,844<text:s/></text:p>
          </table:table-cell>
          <table:table-cell office:value-type="float" office:value="28792" table:style-name="ce6">
            <text:p>28,792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51532" table:style-name="ce6">
            <text:p>51,532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1396" table:style-name="ce6">
            <text:p>21,396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6965" table:style-name="ce6">
            <text:p>36,965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6073" table:style-name="ce6">
            <text:p>16,073<text:s/></text:p>
          </table:table-cell>
          <table:table-cell office:value-type="float" office:value="27342" table:style-name="ce6">
            <text:p>27,342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2973" table:style-name="ce6">
            <text:p>2,973<text:s/></text:p>
          </table:table-cell>
          <table:table-cell table:number-columns-repeated="16264"/>
        </table:table-row>
        <table:table-row table:style-name="ro2">
          <table:table-cell office:value-type="date" office:date-value="2020-03-19T00:00:00" table:style-name="ce5">
            <text:p>2020/3/19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38327" table:style-name="ce6">
            <text:p>38,327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31576" table:style-name="ce6">
            <text:p>31,576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24080" table:style-name="ce6">
            <text:p>24,080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98033" table:style-name="ce6">
            <text:p>98,033<text:s/></text:p>
          </table:table-cell>
          <table:table-cell office:value-type="float" office:value="31821" table:style-name="ce6">
            <text:p>31,821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0638" table:style-name="ce6">
            <text:p>20,63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28581" table:style-name="ce6">
            <text:p>28,581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30833" table:style-name="ce6">
            <text:p>30,833<text:s/></text:p>
          </table:table-cell>
          <table:table-cell office:value-type="float" office:value="37809" table:style-name="ce6">
            <text:p>37,809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1789" table:style-name="ce6">
            <text:p>21,789<text:s/></text:p>
          </table:table-cell>
          <table:table-cell office:value-type="float" office:value="43992" table:style-name="ce6">
            <text:p>43,992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17647" table:style-name="ce6">
            <text:p>17,647<text:s/></text:p>
          </table:table-cell>
          <table:table-cell office:value-type="float" office:value="50788" table:style-name="ce6">
            <text:p>50,788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36410" table:style-name="ce6">
            <text:p>36,410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2928" table:style-name="ce6">
            <text:p>2,928<text:s/></text:p>
          </table:table-cell>
          <table:table-cell table:number-columns-repeated="16264"/>
        </table:table-row>
        <table:table-row table:style-name="ro2">
          <table:table-cell office:value-type="date" office:date-value="2020-03-20T00:00:00" table:style-name="ce5">
            <text:p>2020/3/20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37300" table:style-name="ce6">
            <text:p>37,300<text:s/></text:p>
          </table:table-cell>
          <table:table-cell office:value-type="float" office:value="38592" table:style-name="ce6">
            <text:p>38,592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26838" table:style-name="ce6">
            <text:p>26,838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31847" table:style-name="ce6">
            <text:p>31,847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33692" table:style-name="ce6">
            <text:p>33,692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0570" table:style-name="ce6">
            <text:p>20,570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11989" table:style-name="ce6">
            <text:p>111,989<text:s/></text:p>
          </table:table-cell>
          <table:table-cell office:value-type="float" office:value="35529" table:style-name="ce6">
            <text:p>35,529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33427" table:style-name="ce6">
            <text:p>33,427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49510" table:style-name="ce6">
            <text:p>49,510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54913" table:style-name="ce6">
            <text:p>54,913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35835" table:style-name="ce6">
            <text:p>35,835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258" table:style-name="ce6">
            <text:p>3,258<text:s/></text:p>
          </table:table-cell>
          <table:table-cell table:number-columns-repeated="16264"/>
        </table:table-row>
        <table:table-row table:style-name="ro2">
          <table:table-cell office:value-type="date" office:date-value="2020-03-21T00:00:00" table:style-name="ce5">
            <text:p>2020/3/21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88160" table:style-name="ce6">
            <text:p>88,160<text:s/></text:p>
          </table:table-cell>
          <table:table-cell office:value-type="float" office:value="29943" table:style-name="ce6">
            <text:p>29,943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36402" table:style-name="ce6">
            <text:p>36,402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802" table:style-name="ce6">
            <text:p>1,802<text:s/></text:p>
          </table:table-cell>
          <table:table-cell table:number-columns-repeated="16264"/>
        </table:table-row>
        <table:table-row table:style-name="ro2">
          <table:table-cell office:value-type="date" office:date-value="2020-03-22T00:00:00" table:style-name="ce5">
            <text:p>2020/3/22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88902" table:style-name="ce6">
            <text:p>88,902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0411" table:style-name="ce6">
            <text:p>20,411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34579" table:style-name="ce6">
            <text:p>34,579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32032" table:style-name="ce6">
            <text:p>32,032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513" table:style-name="ce6">
            <text:p>1,513<text:s/></text:p>
          </table:table-cell>
          <table:table-cell table:number-columns-repeated="16264"/>
        </table:table-row>
        <table:table-row table:style-name="ro2">
          <table:table-cell office:value-type="date" office:date-value="2020-03-23T00:00:00" table:style-name="ce5">
            <text:p>2020/3/23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34862" table:style-name="ce6">
            <text:p>34,862<text:s/></text:p>
          </table:table-cell>
          <table:table-cell office:value-type="float" office:value="30612" table:style-name="ce6">
            <text:p>30,612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21439" table:style-name="ce6">
            <text:p>21,439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28259" table:style-name="ce6">
            <text:p>28,259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30395" table:style-name="ce6">
            <text:p>30,395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96297" table:style-name="ce6">
            <text:p>96,297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23371" table:style-name="ce6">
            <text:p>23,371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35691" table:style-name="ce6">
            <text:p>35,691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46626" table:style-name="ce6">
            <text:p>46,626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32789" table:style-name="ce6">
            <text:p>32,789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2668" table:style-name="ce6">
            <text:p>2,668<text:s/></text:p>
          </table:table-cell>
          <table:table-cell table:number-columns-repeated="16264"/>
        </table:table-row>
        <table:table-row table:style-name="ro2">
          <table:table-cell office:value-type="date" office:date-value="2020-03-24T00:00:00" table:style-name="ce5">
            <text:p>2020/3/24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35431" table:style-name="ce6">
            <text:p>35,431<text:s/></text:p>
          </table:table-cell>
          <table:table-cell office:value-type="float" office:value="32847" table:style-name="ce6">
            <text:p>32,847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20717" table:style-name="ce6">
            <text:p>20,717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29688" table:style-name="ce6">
            <text:p>29,688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31034" table:style-name="ce6">
            <text:p>31,034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91177" table:style-name="ce6">
            <text:p>91,177<text:s/></text:p>
          </table:table-cell>
          <table:table-cell office:value-type="float" office:value="29423" table:style-name="ce6">
            <text:p>29,423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28449" table:style-name="ce6">
            <text:p>28,449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26355" table:style-name="ce6">
            <text:p>26,35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41804" table:style-name="ce6">
            <text:p>41,804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46468" table:style-name="ce6">
            <text:p>46,468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819" table:style-name="ce6">
            <text:p>2,819<text:s/></text:p>
          </table:table-cell>
          <table:table-cell table:number-columns-repeated="16264"/>
        </table:table-row>
        <table:table-row table:style-name="ro2">
          <table:table-cell office:value-type="date" office:date-value="2020-03-25T00:00:00" table:style-name="ce5">
            <text:p>2020/3/25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35076" table:style-name="ce6">
            <text:p>35,076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22443" table:style-name="ce6">
            <text:p>22,443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29797" table:style-name="ce6">
            <text:p>29,797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31436" table:style-name="ce6">
            <text:p>31,436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90509" table:style-name="ce6">
            <text:p>90,509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26316" table:style-name="ce6">
            <text:p>26,316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36470" table:style-name="ce6">
            <text:p>36,470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42406" table:style-name="ce6">
            <text:p>42,406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46802" table:style-name="ce6">
            <text:p>46,802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34302" table:style-name="ce6">
            <text:p>34,302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730" table:style-name="ce6">
            <text:p>2,730<text:s/></text:p>
          </table:table-cell>
          <table:table-cell table:number-columns-repeated="16264"/>
        </table:table-row>
        <table:table-row table:style-name="ro2">
          <table:table-cell office:value-type="date" office:date-value="2020-03-26T00:00:00" table:style-name="ce5">
            <text:p>2020/3/26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35383" table:style-name="ce6">
            <text:p>35,383<text:s/></text:p>
          </table:table-cell>
          <table:table-cell office:value-type="float" office:value="33590" table:style-name="ce6">
            <text:p>33,590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5138" table:style-name="ce6">
            <text:p>15,138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31248" table:style-name="ce6">
            <text:p>31,248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23397" table:style-name="ce6">
            <text:p>23,397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9993" table:style-name="ce6">
            <text:p>19,993<text:s/></text:p>
          </table:table-cell>
          <table:table-cell office:value-type="float" office:value="91813" table:style-name="ce6">
            <text:p>91,813<text:s/></text:p>
          </table:table-cell>
          <table:table-cell office:value-type="float" office:value="31287" table:style-name="ce6">
            <text:p>31,287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29242" table:style-name="ce6">
            <text:p>29,242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36222" table:style-name="ce6">
            <text:p>36,222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41879" table:style-name="ce6">
            <text:p>41,879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27005" table:style-name="ce6">
            <text:p>27,005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47954" table:style-name="ce6">
            <text:p>47,954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33839" table:style-name="ce6">
            <text:p>33,839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2801" table:style-name="ce6">
            <text:p>2,801<text:s/></text:p>
          </table:table-cell>
          <table:table-cell table:number-columns-repeated="16264"/>
        </table:table-row>
        <table:table-row table:style-name="ro2">
          <table:table-cell office:value-type="date" office:date-value="2020-03-27T00:00:00" table:style-name="ce5">
            <text:p>2020/3/27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36036" table:style-name="ce6">
            <text:p>36,036<text:s/></text:p>
          </table:table-cell>
          <table:table-cell office:value-type="float" office:value="38818" table:style-name="ce6">
            <text:p>38,818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106250" table:style-name="ce6">
            <text:p>106,250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21977" table:style-name="ce6">
            <text:p>21,977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31722" table:style-name="ce6">
            <text:p>31,722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7505" table:style-name="ce6">
            <text:p>27,505<text:s/></text:p>
          </table:table-cell>
          <table:table-cell office:value-type="float" office:value="32221" table:style-name="ce6">
            <text:p>32,221<text:s/></text:p>
          </table:table-cell>
          <table:table-cell office:value-type="float" office:value="37777" table:style-name="ce6">
            <text:p>37,777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46013" table:style-name="ce6">
            <text:p>46,013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29804" table:style-name="ce6">
            <text:p>29,804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53422" table:style-name="ce6">
            <text:p>53,422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4648" table:style-name="ce6">
            <text:p>34,648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5706" table:style-name="ce6">
            <text:p>15,706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0-03-28T00:00:00" table:style-name="ce5">
            <text:p>2020/3/28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5965" table:style-name="ce6">
            <text:p>5,965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21163" table:style-name="ce6">
            <text:p>21,163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81013" table:style-name="ce6">
            <text:p>81,013<text:s/></text:p>
          </table:table-cell>
          <table:table-cell office:value-type="float" office:value="28890" table:style-name="ce6">
            <text:p>28,890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38661" table:style-name="ce6">
            <text:p>38,661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34966" table:style-name="ce6">
            <text:p>34,966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343" table:style-name="ce6">
            <text:p>343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1518" table:style-name="ce6">
            <text:p>1,518<text:s/></text:p>
          </table:table-cell>
          <table:table-cell table:number-columns-repeated="16264"/>
        </table:table-row>
        <table:table-row table:style-name="ro2">
          <table:table-cell office:value-type="date" office:date-value="2020-03-29T00:00:00" table:style-name="ce5">
            <text:p>2020/3/29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81477" table:style-name="ce6">
            <text:p>81,477<text:s/></text:p>
          </table:table-cell>
          <table:table-cell office:value-type="float" office:value="23530" table:style-name="ce6">
            <text:p>23,530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33796" table:style-name="ce6">
            <text:p>33,796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31126" table:style-name="ce6">
            <text:p>31,126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482" table:style-name="ce6">
            <text:p>1,482<text:s/></text:p>
          </table:table-cell>
          <table:table-cell table:number-columns-repeated="16264"/>
        </table:table-row>
        <table:table-row table:style-name="ro2">
          <table:table-cell office:value-type="date" office:date-value="2020-03-30T00:00:00" table:style-name="ce5">
            <text:p>2020/3/30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34613" table:style-name="ce6">
            <text:p>34,613<text:s/></text:p>
          </table:table-cell>
          <table:table-cell office:value-type="float" office:value="32065" table:style-name="ce6">
            <text:p>32,065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30333" table:style-name="ce6">
            <text:p>30,333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94950" table:style-name="ce6">
            <text:p>94,950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25291" table:style-name="ce6">
            <text:p>25,29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23017" table:style-name="ce6">
            <text:p>23,017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40155" table:style-name="ce6">
            <text:p>40,155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26210" table:style-name="ce6">
            <text:p>26,210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46874" table:style-name="ce6">
            <text:p>46,874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3519" table:style-name="ce6">
            <text:p>33,519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740" table:style-name="ce6">
            <text:p>2,740<text:s/></text:p>
          </table:table-cell>
          <table:table-cell table:number-columns-repeated="16264"/>
        </table:table-row>
        <table:table-row table:style-name="ro2">
          <table:table-cell office:value-type="date" office:date-value="2020-03-31T00:00:00" table:style-name="ce5">
            <text:p>2020/3/31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5506" table:style-name="ce6">
            <text:p>35,506<text:s/></text:p>
          </table:table-cell>
          <table:table-cell office:value-type="float" office:value="33706" table:style-name="ce6">
            <text:p>33,706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25589" table:style-name="ce6">
            <text:p>25,589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31236" table:style-name="ce6">
            <text:p>31,236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20474" table:style-name="ce6">
            <text:p>20,474<text:s/></text:p>
          </table:table-cell>
          <table:table-cell office:value-type="float" office:value="93688" table:style-name="ce6">
            <text:p>93,688<text:s/></text:p>
          </table:table-cell>
          <table:table-cell office:value-type="float" office:value="30772" table:style-name="ce6">
            <text:p>30,772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21808" table:style-name="ce6">
            <text:p>21,808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26455" table:style-name="ce6">
            <text:p>26,455<text:s/></text:p>
          </table:table-cell>
          <table:table-cell office:value-type="float" office:value="29624" table:style-name="ce6">
            <text:p>29,624<text:s/></text:p>
          </table:table-cell>
          <table:table-cell office:value-type="float" office:value="34741" table:style-name="ce6">
            <text:p>34,741<text:s/></text:p>
          </table:table-cell>
          <table:table-cell office:value-type="float" office:value="22781" table:style-name="ce6">
            <text:p>22,781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42327" table:style-name="ce6">
            <text:p>42,327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48181" table:style-name="ce6">
            <text:p>48,181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764" table:style-name="ce6">
            <text:p>2,76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32:03Z</meta:creation-date>
    <dc:date>2020-10-14T06:33:08Z</dc:date>
  </office:meta>
</office:document-meta>
</file>